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_24__24__7b_ROWCONTEXTS_3d_Requests_7d_" style:display-name="$${ROWCONTEXTS=Requests}" style:family="table">
      <style:table-properties style:width="17cm" table:align="margins"/>
    </style:style>
    <style:style style:name="_24__24__7b_ROWCONTEXTS_3d_Requests_7d_.A" style:display-name="$${ROWCONTEXTS=Requests}.A" style:family="table-column">
      <style:table-column-properties style:column-width="17cm" style:rel-column-width="65535*"/>
    </style:style>
    <style:style style:name="_24__24__7b_ROWCONTEXTS_3d_Requests_7d_.A1" style:display-name="$${ROWCONTEXTS=Requests}.A1" style:family="table-cell">
      <style:table-cell-properties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fo:padding="0cm" fo:border="none" style:writing-mode="page"/>
    </style:style>
    <style:style style:name="TabelleRequestsInnere.B3" style:family="table-cell">
      <style:table-cell-properties style:vertical-align="middle" fo:padding="0cm" fo:border="none"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fo:padding="0cm" fo:border="none" style:writing-mode="page"/>
    </style:style>
    <style:style style:name="TabelleRequestsInnere.B3" style:family="table-cell">
      <style:table-cell-properties style:vertical-align="middle" fo:padding="0cm" fo:border="none" style:writing-mode="page"/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Carlito" fo:language="de" fo:country="DE"/>
    </style:style>
    <style:style style:name="P2" style:family="paragraph" style:parent-style-name="Table_20_Contents">
      <style:text-properties style:font-name="Carlito" officeooo:rsid="0170a4c7" officeooo:paragraph-rsid="0170a4c7"/>
    </style:style>
    <style:style style:name="P3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4" style:family="paragraph" style:parent-style-name="Table_20_Contents">
      <style:text-properties style:font-name="Carlito" fo:font-size="6pt" officeooo:paragraph-rsid="01991037" style:font-name-asian="Arial Unicode MS" style:font-size-asian="6pt" style:font-size-complex="6pt"/>
    </style:style>
    <style:style style:name="P5" style:family="paragraph" style:parent-style-name="Standard">
      <style:text-properties style:font-name="Carlito" fo:font-size="10pt" officeooo:rsid="014053bd" officeooo:paragraph-rsid="01b97b8e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991037" style:font-name-asian="Arial Unicode M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991037" style:font-name-asian="Arial Unicode MS" style:font-size-asian="10pt" style:font-size-complex="10pt"/>
    </style:style>
    <style:style style:name="P8" style:family="paragraph" style:parent-style-name="Table_20_Contents">
      <style:text-properties style:font-name="Carlito" fo:font-size="10pt" officeooo:rsid="01d02b66" officeooo:paragraph-rsid="01991037" style:font-name-asian="Arial Unicode MS" style:font-size-asian="10pt" style:font-size-complex="10pt"/>
    </style:style>
    <style:style style:name="P9" style:family="paragraph" style:parent-style-name="Table_20_Contents">
      <style:text-properties style:font-name="Carlito" fo:font-size="10pt" officeooo:rsid="01d02b66" officeooo:paragraph-rsid="01a4d934" style:font-name-asian="Arial Unicode MS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991037" style:font-name-asian="Arial Unicode MS" style:font-size-asian="10pt" style:font-size-complex="10pt"/>
    </style:style>
    <style:style style:name="P11" style:family="paragraph" style:parent-style-name="Table_20_Contents">
      <style:text-properties style:font-name="Carlito" fo:font-size="10pt" officeooo:rsid="02064f28" officeooo:paragraph-rsid="01a4d934" style:font-name-asian="Arial Unicode MS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8567c4" officeooo:paragraph-rsid="0193546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99103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b97b8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1b97b8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6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1b97b8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7" style:family="paragraph" style:parent-style-name="Table_20_Contents">
      <style:text-properties style:font-name="Carlito" officeooo:paragraph-rsid="01991037" style:font-name-asian="Arial Unicode MS"/>
    </style:style>
    <style:style style:name="P18" style:family="paragraph" style:parent-style-name="Header">
      <style:paragraph-properties style:writing-mode="lr-tb"/>
      <style:text-properties fo:language="de" fo:country="D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language="de" fo:country="DE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0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1b97b8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1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2" style:family="paragraph" style:parent-style-name="Heading_20_1">
      <style:text-properties style:font-name="Carlito" fo:font-size="10pt" fo:language="de" fo:country="DE" officeooo:rsid="016a12a6" officeooo:paragraph-rsid="017543ee" style:font-size-asian="10pt" style:font-size-complex="10pt"/>
    </style:style>
    <style:style style:name="P23" style:family="paragraph" style:parent-style-name="Heading_20_1">
      <style:text-properties fo:color="#3465a4" loext:opacity="100%" style:font-name="Carlito" fo:font-size="18pt" officeooo:rsid="017543ee" officeooo:paragraph-rsid="017543ee" style:font-size-asian="18pt" style:font-size-complex="18pt"/>
    </style:style>
    <style:style style:name="P24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officeooo:paragraph-rsid="01b97b8e"/>
    </style:style>
    <style:style style:name="P25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26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align="start" style:justify-single-word="false" fo:text-indent="0cm" style:auto-text-indent="false" fo:background-color="transparent" fo:keep-with-next="always" style:text-autospace="ideograph-alpha" style:vertical-align="auto">
        <style:tab-stops>
          <style:tab-stop style:position="0cm"/>
          <style:tab-stop style:position="1.235cm"/>
          <style:tab-stop style:position="1.305cm"/>
        </style:tab-stops>
      </style:paragraph-properties>
      <style:text-properties style:font-name="Carlito" fo:font-size="10pt" fo:font-weight="normal" officeooo:rsid="0190a30f" officeooo:paragraph-rsid="019cac48" style:font-size-asian="10pt" style:font-weight-asian="normal" style:font-size-complex="10pt" style:font-weight-complex="normal"/>
    </style:style>
    <style:style style:name="P27" style:family="paragraph" style:parent-style-name="Heading_20_9">
      <style:text-properties style:font-name="Carlito" fo:font-size="10pt" fo:font-weight="normal" officeooo:rsid="018567c4" officeooo:paragraph-rsid="01935468" style:font-size-asian="10pt" style:font-weight-asian="normal" style:font-size-complex="10pt" style:font-weight-complex="normal"/>
    </style:style>
    <style:style style:name="P28" style:family="paragraph" style:parent-style-name="Heading_20_9">
      <loext:graphic-properties draw:fill="none"/>
      <style:paragraph-properties fo:margin-left="0cm" fo:margin-right="0cm" fo:margin-top="0.106cm" fo:margin-bottom="0.106cm" style:contextual-spacing="false" fo:text-align="start" style:justify-single-word="false" fo:text-indent="0cm" style:auto-text-indent="false" fo:background-color="transparent" fo:keep-with-next="always" style:text-autospace="ideograph-alpha" style:vertical-align="auto">
        <style:tab-stops>
          <style:tab-stop style:position="0cm"/>
        </style:tab-stops>
      </style:paragraph-properties>
      <style:text-properties style:font-name="Carlito" fo:font-size="6pt" officeooo:rsid="0190a30f" officeooo:paragraph-rsid="0190a30f" style:font-size-asian="6pt" style:font-size-complex="6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b81870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fo:language="de" fo:country="DE"/>
    </style:style>
    <style:style style:name="T10" style:family="text">
      <style:text-properties fo:language="de" fo:country="DE" officeooo:rsid="015851ab"/>
    </style:style>
    <style:style style:name="T11" style:family="text">
      <style:text-properties fo:language="de" fo:country="DE" officeooo:rsid="0178d1f4" style:font-name-asian="Arial Unicode MS" style:language-asian="de" style:country-asian="DE" style:font-name-complex="Mangal1" style:language-complex="ar" style:country-complex="SA"/>
    </style:style>
    <style:style style:name="T12" style:family="text">
      <style:text-properties fo:language="de" fo:country="DE" officeooo:rsid="019ae35d" style:font-name-asian="Arial Unicode MS" style:language-asian="de" style:country-asian="DE" style:font-name-complex="Mangal1" style:language-complex="ar" style:country-complex="SA"/>
    </style:style>
    <style:style style:name="T13" style:family="text">
      <style:text-properties fo:language="de" fo:country="DE" officeooo:rsid="0196af8f" style:font-name-asian="Arial Unicode MS" style:language-asian="de" style:country-asian="DE" style:font-name-complex="Mangal1" style:language-complex="ar" style:country-complex="SA"/>
    </style:style>
    <style:style style:name="T14" style:family="text">
      <style:text-properties fo:language="de" fo:country="DE" officeooo:rsid="01980a09" style:font-name-asian="Arial Unicode MS" style:language-asian="de" style:country-asian="DE" style:font-name-complex="Mangal1" style:language-complex="ar" style:country-complex="SA"/>
    </style:style>
    <style:style style:name="T15" style:family="text">
      <style:text-properties fo:language="de" fo:country="DE" officeooo:rsid="018567c4" style:font-name-asian="Arial Unicode MS" style:language-asian="de" style:country-asian="DE" style:font-name-complex="Mangal1" style:language-complex="ar" style:country-complex="SA"/>
    </style:style>
    <style:style style:name="T16" style:family="text">
      <style:text-properties fo:language="de" fo:country="DE" officeooo:rsid="01a80763"/>
    </style:style>
    <style:style style:name="T17" style:family="text">
      <style:text-properties fo:language="de" fo:country="DE" officeooo:rsid="01b81870"/>
    </style:style>
    <style:style style:name="T18" style:family="text">
      <style:text-properties officeooo:rsid="0194f928"/>
    </style:style>
    <style:style style:name="T19" style:family="text">
      <style:text-properties officeooo:rsid="01f32772"/>
    </style:style>
    <style:style style:name="T20" style:family="text">
      <style:text-properties officeooo:rsid="01d1d9e9"/>
    </style:style>
    <style:style style:name="T21" style:family="text">
      <style:text-properties officeooo:rsid="01991037"/>
    </style:style>
    <style:style style:name="T22" style:family="text">
      <style:text-properties officeooo:rsid="020f372f"/>
    </style:style>
    <style:style style:name="T23" style:family="text">
      <style:text-properties officeooo:rsid="02064f28"/>
    </style:style>
    <style:style style:name="T24" style:family="text">
      <style:text-properties officeooo:rsid="01a80763"/>
    </style:style>
    <style:style style:name="T25" style:family="text">
      <style:text-properties officeooo:rsid="01b81870"/>
    </style:style>
    <style:style style:name="T26" style:family="text">
      <style:text-properties style:font-name="Carlito" fo:font-size="10pt" fo:font-weight="normal" officeooo:rsid="0190a30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7" style:family="text">
      <style:text-properties style:font-name="Carlito" fo:font-size="10pt" fo:font-weight="normal" officeooo:rsid="01b97b8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8" style:family="text">
      <style:text-properties officeooo:rsid="01b97b8e"/>
    </style:style>
    <style:style style:name="T29" style:family="text">
      <style:text-properties fo:color="#c9211e" loext:opacity="100%" fo:language="de" fo:country="DE" officeooo:rsid="0196af8f" style:font-name-asian="Arial Unicode MS" style:language-asian="de" style:country-asian="DE" style:font-name-complex="Mangal1" style:language-complex="ar" style:country-complex="SA"/>
    </style:style>
    <style:style style:name="T30" style:family="text">
      <style:text-properties fo:color="#c9211e" loext:opacity="100%" fo:language="de" fo:country="DE" officeooo:rsid="019cac48" style:font-name-asian="Arial Unicode MS" style:language-asian="de" style:country-asian="DE" style:font-name-complex="Mangal1" style:language-complex="ar" style:country-complex="SA"/>
    </style:style>
    <style:style style:name="T31" style:family="text">
      <style:text-properties fo:color="#c9211e" loext:opacity="100%" fo:language="de" fo:country="DE" officeooo:rsid="01a80763" style:font-name-asian="Arial Unicode MS" style:language-asian="de" style:country-asian="DE" style:font-name-complex="Mangal1" style:language-complex="ar" style:country-complex="SA"/>
    </style:style>
    <style:style style:name="T32" style:family="text">
      <style:text-properties fo:color="#c9211e" loext:opacity="100%" fo:language="de" fo:country="DE" officeooo:rsid="01ad241e" style:font-name-asian="Arial Unicode MS" style:language-asian="de" style:country-asian="DE" style:font-name-complex="Mangal1" style:language-complex="ar" style:country-complex="SA"/>
    </style:style>
    <style:style style:name="T33" style:family="text">
      <style:text-properties officeooo:rsid="01abff55"/>
    </style:style>
    <style:style style:name="T34" style:family="text">
      <style:text-properties officeooo:rsid="01a95ae4"/>
    </style:style>
    <style:style style:name="T35" style:family="text">
      <style:text-properties officeooo:rsid="01b94a74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$-&gt;tubaf/stu/common/topWithAddress<text:span text:style-name="T8">AndContact</text:span><text:span text:style-name="T25">EN</text:span>.odt</text:p>
      <text:h text:style-name="P22" text:outline-level="1"/>
      <table:table table:name="$${ROWCONTEXTS=Requests}" table:style-name="_24__24__7b_ROWCONTEXTS_3d_Requests_7d_">
        <table:table-column table:style-name="_24__24__7b_ROWCONTEXTS_3d_Requests_7d_.A"/>
        <table:table-row>
          <table:table-cell table:style-name="_24__24__7b_ROWCONTEXTS_3d_Requests_7d_.A1" office:value-type="string">
            <text:p text:style-name="P2"><office:annotation loext:resolved="false"><dc:creator>Unbekannter Autor</dc:creator><dc:date>2024-07-01T08:48:22.637000000</dc:date><text:p text:style-name="P29"><text:span text:style-name="T36">$if('$${ReasonableReqType.RequestType.Description}' != 'Regelstudienzeitänderung' | '$${ApprovalStatusValue.HiskeyId}' != '4001' , skip)</text:span></text:p></office:annotation></text:p>
            <table:table table:name="TabelleRequestsInnere" table:style-name="TabelleRequestsInnere">
              <table:table-column table:style-name="TabelleRequestsInnere.A"/>
              <table:table-column table:style-name="TabelleRequestsInnere.B"/>
              <table:table-row>
                <table:table-cell table:style-name="TabelleRequestsInnere.A1" table:number-columns-spanned="2" office:value-type="string">
                  <text:h text:style-name="P23" text:outline-level="1"><text:span text:style-name="T17">ENGLISCH </text:span><text:span text:style-name="T10">B</text:span><text:span text:style-name="T9">escheid über d</text:span><text:span text:style-name="T16">ie Änderung der Regelstudienzeit</text:span><text:span text:style-name="T9"> </text:span></text:h>
                  <text:h text:style-name="P24" text:outline-level="1"><text:span text:style-name="T27">Ih</text:span><text:span text:style-name="T26">r Antrag vom $$Receiptdate</text:span></text:h>
                </table:table-cell>
                <table:covered-table-cell/>
              </table:table-row>
              <table:table-row>
                <table:table-cell table:style-name="TabelleRequestsInnere.A1" table:number-columns-spanned="2" office:value-type="string">
                  <text:p text:style-name="P19"><text:span text:style-name="T4"/></text:p>
                  <text:p text:style-name="P19">$-&gt;tubaf/stu/common/salutationForLetter.odt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25" text:outline-level="3"/>
                </table:table-cell>
                <table:table-cell table:style-name="TabelleRequestsInnere.B3" office:value-type="string">
                  <text:p text:style-name="P3"/>
                </table:table-cell>
              </table:table-row>
              <table:table-row>
                <table:table-cell table:style-name="TabelleRequestsInnere.A1" table:number-columns-spanned="2" office:value-type="string">
                  <text:h text:style-name="P26" text:outline-level="3"><text:span text:style-name="T18">a</text:span>uf der Grundlage der vorliegenden Antragsunterlagen wird Ihnen <text:span text:style-name="T24">einen Änderung der Regelstudienzeit</text:span> im Studiengang <text:span text:style-name="T11">$$</text:span><text:span text:style-name="T12">{</text:span><text:span text:style-name="T13">customSettings.Studiengang</text:span><text:span text:style-name="T14">Bisher</text:span><text:span text:style-name="T13">.Student_person_degreePrograms_progress_courseOfStudy_shorttext</text:span><text:span text:style-name="T15">|</text:span><text:span text:style-name="T29">Bitte den Studiengang </text:span><text:span text:style-name="T30">für d</text:span><text:span text:style-name="T31">ie Regelstudienzeit</text:span><text:span text:style-name="T32">änderung</text:span><text:span text:style-name="T29"> auswählen</text:span><text:span text:style-name="T11">} <text:line-break/></text:span>gewährt.</text:h>
                </table:table-cell>
                <table:covered-table-cell/>
              </table:table-row>
              <table:table-row>
                <table:table-cell table:style-name="TabelleRequestsInnere.A1" table:number-columns-spanned="2" office:value-type="string">
                  <text:h text:style-name="P27" text:outline-level="9"><text:span text:style-name="T28">Hint</text:span>:</text:h>
                  <text:p text:style-name="P12">$${customSettings.Comment| - }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28" text:outline-level="9"/>
                </table:table-cell>
                <table:table-cell table:style-name="TabelleRequestsInnere.A1" office:value-type="string">
                  <text:h text:style-name="P28" text:outline-level="9"/>
                </table:table-cell>
              </table:table-row>
            </table:table>
            <text:p text:style-name="P2"/>
          </table:table-cell>
        </table:table-row>
      </table:table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6"><office:annotation loext:resolved="false"><dc:creator>Unbekannter Autor</dc:creator><dc:date>2024-07-12T17:55:00.377000000</dc:date><text:p text:style-name="P29"><text:span text:style-name="T36">$if('$${.ReasonableReqType.RequestType.Description}' != 'Regelstudienzeitänderung' | ('$${ApprovalStatusValue.HiskeyId}' = '4001' | ApprovalStatusValue.Uniquename = 'S') | ('$${ProcessingStatusValue.Id}' = '25007' | '$${ProcessingStatusValue.Id}' = '25008'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7">Es ist kein genehmigter Antrag „<text:span text:style-name="T21">auf </text:span><text:span text:style-name="T24">Änderung Regelstudienzeit</text:span>“ vorhanden.</text:p>
                  <text:p text:style-name="P7">Wenn es solch einen Antrag gibt, ist der Student ggfs. noch nicht gespeichert.</text:p>
                  <text:p text:style-name="P7"/>
                  <text:p text:style-name="P7">Oder es gibt bereits einen abgelehnten Antrag.</text:p>
                  <text:p text:style-name="P10">Diesen dann ggfs. Stornieren.</text:p>
                  <text:p text:style-name="P7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8">Technische Informationen zu einem statt dessen gefundenen Antrag des Studenten <text:span text:style-name="T19">(ggfs. zur Fehlersuche)</text:span>:</text:p>
                  <text:p text:style-name="P9">ObjGuid: <text:s text:c="59"/>$${ObjGuid}</text:p>
                  <text:p text:style-name="P9">ReasonableReqType.RequestType.Id…. <text:s text:c="5"/>$${ReasonableReqType.RequestType.Id} - <text:span text:style-name="T23">$${ReasonableReqType.RequestType.Defaulttext}</text:span></text:p>
                  <text:p text:style-name="P9">ReasonableReqType.StatementOfFactId….<text:span text:style-name="T23">$</text:span>${ReasonableReqType.StatementOfFactId}</text:p>
                  <text:p text:style-name="P9">ApprovalStatusValue.Id…. <text:s text:c="29"/>$${ApprovalStatusValue.Id<text:span text:style-name="T20">} - </text:span><text:span text:style-name="T23">$${ApprovalStatusValue.Defaulttext}</text:span></text:p>
                  <text:p text:style-name="P11">Process<text:span text:style-name="T22">i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7"/>
                </table:table-cell>
              </table:table-row>
            </table:table>
            <text:p text:style-name="P4"/>
            <text:p text:style-name="P4"/>
          </table:table-cell>
        </table:table-row>
      </table:table>
      <text:p text:style-name="P13"/>
      <text:p text:style-name="P14">$#!report.var.tubaf.cm.stu.HinweisfeldRechtsbehelfsbelehrung<text:span text:style-name="T28">_en</text:span></text:p>
      <text:p text:style-name="P15"/>
      <text:p text:style-name="P20">$-&gt;tubaf/stu/common/<text:span text:style-name="T34">bottomGreetingsWithClerk</text:span><text:span text:style-name="T28">EN</text:span>.odt</text:p>
      <text:p text:style-name="P16"/>
      <text:p text:style-name="P5">$#!report.var.tubaf.cm.stu.disclaimer<text:span text:style-name="T35">Request</text:span><text:span text:style-name="T33">Short</text:span><text:span text:style-name="T28">_en</text:span></text:p>
      <text:p text:style-name="P5">$#!report.var.tubaf.cm.stu.disclaimer<text:span text:style-name="T33">Short</text:span><text:span text:style-name="T28">_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Carlito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b81870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EN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2:58:46.840000000</dc:date>
    <meta:generator>LibreOffice/7.6.4.1$Windows_x86 LibreOffice_project/e19e193f88cd6c0525a17fb7a176ed8e6a3e2aa1</meta:generator>
    <meta:editing-duration>P12DT5H54M3S</meta:editing-duration>
    <meta:editing-cycles>575</meta:editing-cycles>
    <meta:document-statistic meta:table-count="4" meta:image-count="0" meta:object-count="0" meta:page-count="1" meta:paragraph-count="25" meta:word-count="106" meta:character-count="1630" meta:non-whitespace-character-count="1425"/>
  </office:meta>
</office:document-meta>
</file>